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80000001200EDF6D8F6C11C924.png" manifest:media-type="image/png"/>
  <manifest:file-entry manifest:full-path="Pictures/100002010000018000000120AC2EA189DACC9E22.png" manifest:media-type="image/png"/>
  <manifest:file-entry manifest:full-path="Pictures/1000020100000180000000C0B3860D1F503F0FED.png" manifest:media-type="image/png"/>
  <manifest:file-entry manifest:full-path="Pictures/100002010000018000000120225F53511AE91DCD.png" manifest:media-type="image/png"/>
  <manifest:file-entry manifest:full-path="Pictures/100002010000018000000120394A31AB38B633E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oudy Handtooled Std" svg:font-family="'Goudy Handtooled Std'" style:font-pitch="variable"/>
    <style:font-face style:name="Lato" svg:font-family="Lato" style:font-pitch="variable"/>
    <style:font-face style:name="Roboto" svg:font-family="Roboto" style:font-pitch="variable"/>
    <style:font-face style:name="Roboto1" svg:font-family="Roboto" style:font-adornments="Bold" style:font-pitch="variable"/>
    <style:font-face style:name="Vollkorn" svg:font-family="Vollkorn" style:font-pitch="variable"/>
    <style:font-face style:name="Liberation Serif" svg:font-family="'Liberation Serif'" style:font-family-generic="roman" style:font-pitch="variable"/>
    <style:font-face style:name="Google Sans" svg:font-family="'Google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6403in" table:align="margins"/>
    </style:style>
    <style:style style:name="Table1.A" style:family="table-column">
      <style:table-column-properties style:column-width="0.8125in" style:rel-column-width="20167*"/>
    </style:style>
    <style:style style:name="Table1.B" style:family="table-column">
      <style:table-column-properties style:column-width="1.8278in" style:rel-column-width="45368*"/>
    </style:style>
    <style:style style:name="Table1.A1" style:family="table-cell">
      <style:table-cell-properties fo:padding="0.0382in" fo:border-left="1pt outset #111111" fo:border-right="none" fo:border-top="1pt outset #111111" fo:border-bottom="1pt outset #111111"/>
    </style:style>
    <style:style style:name="Table1.B1" style:family="table-cell">
      <style:table-cell-properties fo:padding="0.0382in" fo:border="1pt outset #111111"/>
    </style:style>
    <style:style style:name="Table1.A2" style:family="table-cell">
      <style:table-cell-properties fo:padding="0.0382in" fo:border-left="1pt outset #111111" fo:border-right="none" fo:border-top="none" fo:border-bottom="1pt outset #111111"/>
    </style:style>
    <style:style style:name="Table1.B2" style:family="table-cell">
      <style:table-cell-properties fo:padding="0.0382in" fo:border-left="1pt outset #111111" fo:border-right="1pt outset #111111" fo:border-top="none" fo:border-bottom="1pt outset #111111"/>
    </style:style>
    <style:style style:name="Table2" style:family="table">
      <style:table-properties style:width="2.6403in" table:align="margins"/>
    </style:style>
    <style:style style:name="Table2.A" style:family="table-column">
      <style:table-column-properties style:column-width="0.8125in" style:rel-column-width="20167*"/>
    </style:style>
    <style:style style:name="Table2.B" style:family="table-column">
      <style:table-column-properties style:column-width="1.8278in" style:rel-column-width="453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6403in" table:align="margins"/>
    </style:style>
    <style:style style:name="Table3.A" style:family="table-column">
      <style:table-column-properties style:column-width="0.8125in" style:rel-column-width="20167*"/>
    </style:style>
    <style:style style:name="Table3.B" style:family="table-column">
      <style:table-column-properties style:column-width="1.8278in" style:rel-column-width="453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2.6403in" table:align="margins"/>
    </style:style>
    <style:style style:name="Table4.A" style:family="table-column">
      <style:table-column-properties style:column-width="0.8125in" style:rel-column-width="20167*"/>
    </style:style>
    <style:style style:name="Table4.B" style:family="table-column">
      <style:table-column-properties style:column-width="1.8278in" style:rel-column-width="453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6403in" table:align="margins"/>
    </style:style>
    <style:style style:name="Table5.A" style:family="table-column">
      <style:table-column-properties style:column-width="0.9368in" style:rel-column-width="1349*"/>
    </style:style>
    <style:style style:name="Table5.B" style:family="table-column">
      <style:table-column-properties style:column-width="1.7035in" style:rel-column-width="245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Roboto" fo:font-size="8pt" fo:font-style="italic" officeooo:paragraph-rsid="007da58e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0pt" officeooo:rsid="0015bcad" officeooo:paragraph-rsid="007d689c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Goudy Handtooled Std" fo:font-size="18pt" officeooo:rsid="0014faaf" officeooo:paragraph-rsid="007d689c" style:font-size-asian="18pt" style:font-size-complex="18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Vollkorn" fo:font-size="10pt" fo:font-weight="normal" officeooo:rsid="00172479" officeooo:paragraph-rsid="007d689c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6pt" fo:font-weight="bold" officeooo:rsid="00172479" officeooo:paragraph-rsid="007d689c" style:font-size-asian="5.25pt" style:font-weight-asian="bold" style:font-size-complex="6pt" style:font-weight-complex="bold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fo:font-size="6pt" fo:font-weight="normal" officeooo:rsid="00172479" officeooo:paragraph-rsid="007d689c" style:font-size-asian="5.25pt" style:font-weight-asian="normal" style:font-size-complex="6pt" style:font-weight-complex="normal"/>
    </style:style>
    <style:style style:name="P7" style:family="paragraph" style:parent-style-name="Standard">
      <style:paragraph-properties fo:margin-top="0.0398in" fo:margin-bottom="0.0398in" loext:contextual-spacing="false" fo:text-align="center" style:justify-single-word="false"/>
      <style:text-properties style:font-name="Vollkorn" officeooo:rsid="0015bcad" officeooo:paragraph-rsid="007d689c"/>
    </style:style>
    <style:style style:name="P8" style:family="paragraph" style:parent-style-name="Standard">
      <style:paragraph-properties fo:margin-top="0.1189in" fo:margin-bottom="0.1189in" loext:contextual-spacing="false" fo:text-align="center" style:justify-single-word="false"/>
      <style:text-properties style:font-name="Google Sans" fo:font-size="20pt" fo:font-weight="bold" officeooo:paragraph-rsid="007d689c" style:font-size-asian="20pt" style:font-weight-asian="bold" style:font-size-complex="2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Vollkorn" fo:font-size="9pt" officeooo:rsid="0050b29a" officeooo:paragraph-rsid="007d689c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Vollkorn" fo:font-size="9pt" officeooo:rsid="0040b84b" officeooo:paragraph-rsid="007d689c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Vollkorn" fo:font-size="9pt" officeooo:rsid="0044c1b7" officeooo:paragraph-rsid="007d689c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Vollkorn" fo:font-size="9pt" officeooo:rsid="0046c062" officeooo:paragraph-rsid="007d689c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Vollkorn" fo:font-size="9pt" officeooo:rsid="004f8c2c" officeooo:paragraph-rsid="007d689c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Vollkorn" fo:font-size="9pt" officeooo:rsid="004fffbc" officeooo:paragraph-rsid="007d689c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Vollkorn" fo:font-size="9pt" officeooo:rsid="001abec5" officeooo:paragraph-rsid="007d68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font-name="Vollkorn" fo:font-size="9pt" officeooo:rsid="0050b29a" officeooo:paragraph-rsid="007d68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style:font-name="Roboto1" fo:font-size="9pt" officeooo:rsid="0050b29a" officeooo:paragraph-rsid="007d68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font-name="Roboto1" fo:font-size="9pt" officeooo:rsid="001abec5" officeooo:paragraph-rsid="007d68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style:font-name="Roboto1" fo:font-size="9pt" officeooo:rsid="004f8c2c" officeooo:paragraph-rsid="007d68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style:font-name="Roboto1" fo:font-size="9pt" officeooo:rsid="004fffbc" officeooo:paragraph-rsid="007d689c" style:font-size-asian="9pt" style:font-size-complex="9pt"/>
    </style:style>
    <style:style style:name="P21" style:family="paragraph" style:parent-style-name="Table_20_Contents">
      <style:paragraph-properties fo:text-align="end" style:justify-single-word="false"/>
      <style:text-properties officeooo:paragraph-rsid="007d689c"/>
    </style:style>
    <style:style style:name="P22" style:family="paragraph" style:parent-style-name="Table_20_Contents">
      <style:paragraph-properties fo:text-align="end" style:justify-single-word="false"/>
      <style:text-properties style:font-name="Roboto" fo:font-size="9pt" officeooo:rsid="004fffbc" officeooo:paragraph-rsid="007d689c" style:font-size-asian="9pt" style:font-size-complex="9pt"/>
    </style:style>
    <style:style style:name="T1" style:family="text">
      <style:text-properties officeooo:rsid="00199f53"/>
    </style:style>
    <style:style style:name="T2" style:family="text">
      <style:text-properties officeooo:rsid="00427707"/>
    </style:style>
    <style:style style:name="T3" style:family="text">
      <style:text-properties style:font-name="Roboto1" fo:font-size="9pt" officeooo:rsid="004fffbc" style:font-size-asian="9pt" style:font-size-complex="9pt"/>
    </style:style>
    <style:style style:name="T4" style:family="text">
      <style:text-properties style:font-name="Roboto1" fo:font-size="9pt" fo:font-style="italic" officeooo:rsid="0096c229" style:font-size-asian="9pt" style:font-style-asian="italic" style:font-size-complex="9pt" style:font-style-complex="italic"/>
    </style:style>
    <style:style style:name="T5" style:family="text">
      <style:text-properties officeooo:rsid="0075da53"/>
    </style:style>
    <style:style style:name="T6" style:family="text">
      <style:text-properties officeooo:rsid="001879a1"/>
    </style:style>
    <style:style style:name="T7" style:family="text">
      <style:text-properties officeooo:rsid="001dac1f"/>
    </style:style>
    <style:style style:name="T8" style:family="text">
      <style:text-properties style:font-name="Vollkorn"/>
    </style:style>
    <style:style style:name="T9" style:family="text">
      <style:text-properties style:font-name="Lato"/>
    </style:style>
    <style:style style:name="T10" style:family="text">
      <style:text-properties style:font-name="Lato" officeooo:rsid="00199f53"/>
    </style:style>
    <style:style style:name="T11" style:family="text">
      <style:text-properties fo:font-style="italic" officeooo:rsid="0096c229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YCDO</text:p>
      <text:p text:style-name="P7"><text:span text:style-name="T1">{</text:span>d.bname<text:span text:style-name="T1">}</text:span></text:p>
      <text:p text:style-name="P2"><text:span text:style-name="T8">Complaint # <text:s/></text:span><text:span text:style-name="T10">{</text:span><text:span text:style-name="T9">d.bcontact</text:span><text:span text:style-name="T10">}</text:span></text:p>
      <text:p text:style-name="P8"><text:span text:style-name="T6">{</text:span>d.number<text:span text:style-name="T6">} / </text:span><text:span text:style-name="T7">{d.year}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Token Type</text:p>
          </table:table-cell>
          <table:table-cell table:style-name="Table1.B1" office:value-type="string">
            <text:p text:style-name="P17">Checkup</text:p>
          </table:table-cell>
        </table:table-row>
        <table:table-row>
          <table:table-cell table:style-name="Table1.A2" office:value-type="string">
            <text:p text:style-name="P10">Token Date</text:p>
          </table:table-cell>
          <table:table-cell table:style-name="Table1.B2" office:value-type="string">
            <text:p text:style-name="P18">{d.createdAt}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Name</text:p>
          </table:table-cell>
          <table:table-cell table:style-name="Table2.B1" office:value-type="string">
            <text:p text:style-name="P18">{d.pname}</text:p>
          </table:table-cell>
        </table:table-row>
        <table:table-row>
          <table:table-cell table:style-name="Table2.A2" office:value-type="string">
            <text:p text:style-name="P15">CNIC <text:span text:style-name="T2">#</text:span></text:p>
          </table:table-cell>
          <table:table-cell table:style-name="Table2.B2" office:value-type="string">
            <text:p text:style-name="P18">{d.pcnic}</text:p>
          </table:table-cell>
        </table:table-row>
        <table:table-row>
          <table:table-cell table:style-name="Table2.A2" office:value-type="string">
            <text:p text:style-name="P15">Age</text:p>
          </table:table-cell>
          <table:table-cell table:style-name="Table2.B2" office:value-type="string">
            <text:p text:style-name="P18">{d.page}</text:p>
          </table:table-cell>
        </table:table-row>
        <table:table-row>
          <table:table-cell table:style-name="Table2.A2" office:value-type="string">
            <text:p text:style-name="P15">Mobile</text:p>
          </table:table-cell>
          <table:table-cell table:style-name="Table2.B2" office:value-type="string">
            <text:p text:style-name="P18">{d.p<text:span text:style-name="T5">contact</text:span>}</text:p>
          </table:table-cell>
        </table:table-row>
        <table:table-row>
          <table:table-cell table:style-name="Table2.A2" office:value-type="string">
            <text:p text:style-name="P15">Address</text:p>
          </table:table-cell>
          <table:table-cell table:style-name="Table2.B2" office:value-type="string">
            <text:p text:style-name="P18">{d.paddress}</text:p>
          </table:table-cell>
        </table:table-row>
        <table:table-row>
          <table:table-cell table:style-name="Table2.A2" office:value-type="string">
            <text:p text:style-name="P16">Type</text:p>
          </table:table-cell>
          <table:table-cell table:style-name="Table2.B2" office:value-type="string">
            <text:p text:style-name="P17">{d.ptype}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Referred To</text:p>
          </table:table-cell>
          <table:table-cell table:style-name="Table3.B1" office:value-type="string">
            <text:p text:style-name="P18">{d.checkedBy}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Token By</text:p>
          </table:table-cell>
          <table:table-cell table:style-name="Table4.B1" office:value-type="string">
            <text:p text:style-name="P18">{d.tokenBy}</text:p>
          </table:table-cell>
        </table:table-row>
        <table:table-row>
          <table:table-cell table:style-name="Table4.A2" office:value-type="string">
            <text:p text:style-name="P12">Printed By</text:p>
          </table:table-cell>
          <table:table-cell table:style-name="Table4.B2" office:value-type="string">
            <text:p text:style-name="P18">{d.printedBy}</text:p>
          </table:table-cell>
        </table:table-row>
        <table:table-row>
          <table:table-cell table:style-name="Table4.A2" office:value-type="string">
            <text:p text:style-name="P13">Printed At</text:p>
          </table:table-cell>
          <table:table-cell table:style-name="Table4.B2" office:value-type="string">
            <text:p text:style-name="P19">{d.printedAt}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Total Amount</text:p>
          </table:table-cell>
          <table:table-cell table:style-name="Table5.B1" office:value-type="string">
            <text:p text:style-name="P20">{d.total} <text:span text:style-name="T11">Rs.</text:span></text:p>
          </table:table-cell>
        </table:table-row>
        <table:table-row>
          <table:table-cell table:style-name="Table5.A2" office:value-type="string">
            <text:p text:style-name="P14">Cash Received</text:p>
          </table:table-cell>
          <table:table-cell table:style-name="Table5.B2" office:value-type="string">
            <text:p text:style-name="P21"><text:span text:style-name="T3">{d.</text:span><text:bookmark-start text:name="__DdeLink__131_2629722457"/><text:span text:style-name="T3">cashReceived</text:span><text:bookmark-end text:name="__DdeLink__131_2629722457"/><text:span text:style-name="T3">} </text:span><text:span text:style-name="T4">Rs.</text:span></text:p>
          </table:table-cell>
        </table:table-row>
        <table:table-row>
          <table:table-cell table:style-name="Table5.A2" office:value-type="string">
            <text:p text:style-name="P14">Cash Returned</text:p>
          </table:table-cell>
          <table:table-cell table:style-name="Table5.B2" office:value-type="string">
            <text:p text:style-name="P22">{d.<text:bookmark-start text:name="__DdeLink__133_2629722457"/>cashReturned<text:bookmark-end text:name="__DdeLink__133_2629722457"/>} <text:span text:style-name="T11">Rs.</text:span>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oudy Handtooled Std" svg:font-family="'Goudy Handtooled Std'" style:font-pitch="variable"/>
    <style:font-face style:name="Lato" svg:font-family="Lato" style:font-pitch="variable"/>
    <style:font-face style:name="Roboto" svg:font-family="Roboto" style:font-pitch="variable"/>
    <style:font-face style:name="Roboto1" svg:font-family="Roboto" style:font-adornments="Bold" style:font-pitch="variable"/>
    <style:font-face style:name="Vollkorn" svg:font-family="Vollkorn" style:font-pitch="variable"/>
    <style:font-face style:name="Liberation Serif" svg:font-family="'Liberation Serif'" style:font-family-generic="roman" style:font-pitch="variable"/>
    <style:font-face style:name="Google Sans" svg:font-family="'Google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draw:fill-image draw:name="Bitmap_20_10" draw:display-name="Bitmap 10" xlink:href="Pictures/100002010000018000000120394A31AB38B633E4.png" xlink:type="simple" xlink:show="embed" xlink:actuate="onLoad"/>
    <draw:fill-image draw:name="Bitmap_20_11" draw:display-name="Bitmap 11" xlink:href="Pictures/100002010000018000000120394A31AB38B633E4.png" xlink:type="simple" xlink:show="embed" xlink:actuate="onLoad"/>
    <draw:fill-image draw:name="Bitmap_20_12" draw:display-name="Bitmap 12" xlink:href="Pictures/100002010000018000000120394A31AB38B633E4.png" xlink:type="simple" xlink:show="embed" xlink:actuate="onLoad"/>
    <draw:fill-image draw:name="Bitmap_20_14" draw:display-name="Bitmap 14" xlink:href="Pictures/100002010000018000000120225F53511AE91DCD.png" xlink:type="simple" xlink:show="embed" xlink:actuate="onLoad"/>
    <draw:fill-image draw:name="Bitmap_20_15" draw:display-name="Bitmap 15" xlink:href="Pictures/100002010000018000000120225F53511AE91DCD.png" xlink:type="simple" xlink:show="embed" xlink:actuate="onLoad"/>
    <draw:fill-image draw:name="Bitmap_20_16" draw:display-name="Bitmap 16" xlink:href="Pictures/100002010000018000000120225F53511AE91DCD.png" xlink:type="simple" xlink:show="embed" xlink:actuate="onLoad"/>
    <draw:fill-image draw:name="Bitmap_20_2" draw:display-name="Bitmap 2" xlink:href="Pictures/1000020100000180000000C0B3860D1F503F0FED.png" xlink:type="simple" xlink:show="embed" xlink:actuate="onLoad"/>
    <draw:fill-image draw:name="Bitmap_20_3" draw:display-name="Bitmap 3" xlink:href="Pictures/1000020100000180000000C0B3860D1F503F0FED.png" xlink:type="simple" xlink:show="embed" xlink:actuate="onLoad"/>
    <draw:fill-image draw:name="Bitmap_20_4" draw:display-name="Bitmap 4" xlink:href="Pictures/1000020100000180000000C0B3860D1F503F0FED.png" xlink:type="simple" xlink:show="embed" xlink:actuate="onLoad"/>
    <draw:fill-image draw:name="Bitmap_20_6" draw:display-name="Bitmap 6" xlink:href="Pictures/100002010000018000000120AC2EA189DACC9E22.png" xlink:type="simple" xlink:show="embed" xlink:actuate="onLoad"/>
    <draw:fill-image draw:name="Bitmap_20_7" draw:display-name="Bitmap 7" xlink:href="Pictures/100002010000018000000120AC2EA189DACC9E22.png" xlink:type="simple" xlink:show="embed" xlink:actuate="onLoad"/>
    <draw:fill-image draw:name="Bitmap_20_8" draw:display-name="Bitmap 8" xlink:href="Pictures/100002010000018000000120AC2EA189DACC9E22.png" xlink:type="simple" xlink:show="embed" xlink:actuate="onLoad"/>
    <draw:fill-image draw:name="Untitled_25_201" draw:display-name="Untitled%201" xlink:href="Pictures/1000020100000180000001200EDF6D8F6C11C924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3201in" style:type="center"/>
          <style:tab-stop style:position="2.64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.3201in" style:type="center"/>
          <style:tab-stop style:position="2.640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3201in" style:type="center"/>
          <style:tab-stop style:position="2.640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Roboto" fo:font-size="8pt" fo:font-style="italic" officeooo:paragraph-rsid="007da58e" style:font-size-asian="8pt" style:font-style-asian="italic" style:font-size-complex="8pt" style:font-style-complex="italic"/>
    </style:style>
    <style:page-layout style:name="Mpm1">
      <style:page-layout-properties fo:page-width="3.1402in" fo:page-height="6.3402in" style:num-format="1" style:print-orientation="portrait" fo:margin-top="0.25in" fo:margin-bottom="0.1in" fo:margin-left="0.25in" fo:margin-right="0.2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draw:fill-hatch-name="Black_20_0_20_Degrees" draw:fill-hatch-solid="false" draw:fill-image-name="Untitled_25_201" draw:fill-image-width="100%" draw:fill-image-height="100%" style:repeat="repeat" draw:fill-image-ref-point-x="0%" draw:fill-image-ref-point-y="0%" draw:fill-image-ref-point="bottom" draw:tile-repeat-offset="0% vertical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Developed <text:s/>&amp; Maintained By: Arish Kha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3:54:51.797779978</meta:creation-date>
    <dc:date>2020-07-22T20:05:11.798033440</dc:date>
    <meta:editing-duration>PT10H30M7S</meta:editing-duration>
    <meta:editing-cycles>71</meta:editing-cycles>
    <meta:generator>LibreOffice/6.4.4.2$Linux_X86_64 LibreOffice_project/40$Build-2</meta:generator>
    <meta:document-statistic meta:table-count="5" meta:image-count="0" meta:object-count="0" meta:page-count="2" meta:paragraph-count="35" meta:word-count="57" meta:character-count="406" meta:non-whitespace-character-count="382"/>
  </office:meta>
</office:document-meta>
</file>